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fo:font-size="12pt" fo:language="en" fo:country="none" fo:font-style="italic" fo:font-weight="bold" style:font-size-asian="12pt" style:font-style-asian="italic" style:font-weight-asian="bold"/>
    </style:style>
    <style:style style:name="P2" style:family="paragraph" style:parent-style-name="Standard">
      <style:text-properties fo:color="#000000" fo:font-size="12pt" fo:language="en" fo:country="none" fo:font-style="italic" fo:font-weight="bold" officeooo:rsid="0015a615" officeooo:paragraph-rsid="0015a615" style:font-size-asian="12pt" style:font-style-asian="italic" style:font-weight-asian="bold" style:font-size-complex="12pt" style:font-style-complex="italic" style:font-weight-complex="bold"/>
    </style:style>
    <style:style style:name="P3" style:family="paragraph" style:parent-style-name="Standard">
      <style:text-properties fo:color="#000000" fo:font-size="11pt" fo:language="en" fo:country="none" fo:font-weight="normal" style:font-size-asian="11pt" style:font-weight-asian="normal"/>
    </style:style>
    <style:style style:name="P4" style:family="paragraph" style:parent-style-name="Standard">
      <style:text-properties fo:color="#000000" fo:font-size="11pt" fo:language="en" fo:country="none" fo:font-style="normal" fo:font-weight="bold" style:font-size-asian="11pt" style:font-style-asian="normal" style:font-weight-asian="bold"/>
    </style:style>
    <style:style style:name="P5" style:family="paragraph" style:parent-style-name="Standard">
      <style:text-properties fo:color="#000000" fo:font-size="11pt" fo:language="en" fo:country="none" fo:font-style="normal" fo:font-weight="bold" style:font-size-asian="11pt" style:font-style-asian="normal" style:font-weight-asian="bold" style:font-size-complex="11pt" style:font-style-complex="normal"/>
    </style:style>
    <style:style style:name="P6" style:family="paragraph" style:parent-style-name="Standard">
      <style:text-properties fo:color="#000000" fo:font-size="11pt" fo:language="en" fo:country="none" fo:font-style="normal" fo:font-weight="bold" style:font-size-asian="11pt" style:font-style-asian="normal" style:font-weight-asian="bold" style:font-weight-complex="bold"/>
    </style:style>
    <style:style style:name="P7" style:family="paragraph" style:parent-style-name="Standard">
      <style:text-properties fo:color="#000000" fo:font-size="11pt" fo:language="en" fo:country="none" fo:font-style="normal" fo:font-weight="normal" style:font-size-asian="11pt" style:font-style-asian="normal" style:font-weight-asian="normal"/>
    </style:style>
    <style:style style:name="P8" style:family="paragraph" style:parent-style-name="Standard">
      <style:text-properties fo:color="#000000" fo:font-size="11pt" fo:language="en" fo:country="none" fo:font-style="normal" fo:font-weight="normal" style:font-size-asian="11pt" style:font-style-asian="normal" style:font-weight-asian="normal" style:font-size-complex="11pt"/>
    </style:style>
    <style:style style:name="P9" style:family="paragraph" style:parent-style-name="Standard">
      <style:text-properties fo:color="#000000" fo:font-size="11pt" fo:language="en" fo:country="none"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text-properties fo:color="#000000" fo:font-size="11pt" fo:language="en" fo:country="none" fo:font-style="normal" fo:font-weight="normal" officeooo:paragraph-rsid="0015a615" style:font-size-asian="11pt" style:font-style-asian="normal" style:font-weight-asian="normal" style:font-size-complex="11pt" style:font-style-complex="normal" style:font-weight-complex="normal"/>
    </style:style>
    <style:style style:name="P11" style:family="paragraph" style:parent-style-name="Standard">
      <style:text-properties fo:color="#000000" fo:font-size="11pt" fo:language="en" fo:country="none" fo:font-style="normal" fo:font-weight="normal" officeooo:rsid="0015a615" officeooo:paragraph-rsid="0015a615" style:font-size-asian="11pt" style:font-style-asian="normal" style:font-weight-asian="normal" style:font-size-complex="11pt"/>
    </style:style>
    <style:style style:name="P12" style:family="paragraph" style:parent-style-name="Standard">
      <style:text-properties fo:color="#000000" fo:font-size="11pt" fo:language="en" fo:country="none" fo:font-style="normal" fo:font-weight="normal" officeooo:rsid="0015a615" officeooo:paragraph-rsid="0015a615" style:font-size-asian="11pt" style:font-style-asian="normal" style:font-weight-asian="normal"/>
    </style:style>
    <style:style style:name="P13" style:family="paragraph" style:parent-style-name="Standard">
      <style:text-properties fo:color="#1155cd" fo:font-size="11pt" fo:language="en" fo:country="none" fo:font-weight="normal" style:font-size-asian="11pt" style:font-weight-asian="normal"/>
    </style:style>
    <style:style style:name="P14" style:family="paragraph" style:parent-style-name="Standard">
      <style:text-properties fo:language="en" fo:country="none"/>
    </style:style>
    <style:style style:name="P15" style:family="paragraph" style:parent-style-name="Standard">
      <style:text-properties fo:font-size="11pt" fo:language="en" fo:country="none" style:font-size-asian="11pt" style:font-size-complex="11pt"/>
    </style:style>
    <style:style style:name="P16" style:family="paragraph" style:parent-style-name="Standard">
      <style:text-properties officeooo:paragraph-rsid="0015a615"/>
    </style:style>
    <style:style style:name="P17" style:family="paragraph" style:parent-style-name="Standard">
      <style:paragraph-properties fo:margin-left="0.4846in" fo:margin-right="0in" fo:text-indent="0in" style:auto-text-indent="false"/>
      <style:text-properties fo:color="#000000" fo:font-size="11pt" fo:language="en" fo:country="none" fo:font-style="normal" fo:font-weight="normal" style:font-size-asian="11pt" style:font-style-asian="normal" style:font-weight-asian="normal" style:font-size-complex="11pt" style:font-style-complex="normal" style:font-weight-complex="normal"/>
    </style:style>
    <style:style style:name="P18" style:family="paragraph" style:parent-style-name="Standard">
      <style:paragraph-properties fo:margin-left="0.4846in" fo:margin-right="0in" fo:text-indent="0in" style:auto-text-indent="false"/>
      <style:text-properties fo:color="#000000" fo:font-size="11pt" fo:language="en" fo:country="none" fo:font-style="normal" fo:font-weight="normal" officeooo:rsid="0015a615" officeooo:paragraph-rsid="0015a615"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4965in" fo:margin-right="0in" fo:text-indent="0in" style:auto-text-indent="false"/>
      <style:text-properties fo:color="#000000" fo:font-size="11pt" fo:language="en" fo:country="none" fo:font-style="normal" fo:font-weight="normal" style:font-size-asian="11pt" style:font-style-asian="normal" style:font-weight-asian="normal"/>
    </style:style>
    <style:style style:name="P20" style:family="paragraph" style:parent-style-name="Standard">
      <style:paragraph-properties fo:margin-left="0.4965in" fo:margin-right="0in" fo:text-indent="0in" style:auto-text-indent="false"/>
      <style:text-properties fo:color="#000000" fo:font-size="11pt" fo:language="en" fo:country="none" fo:font-style="normal" fo:font-weight="normal" style:font-size-asian="11pt" style:font-style-asian="normal" style:font-weight-asian="normal" style:font-size-complex="11pt"/>
    </style:style>
    <style:style style:name="P21" style:family="paragraph" style:parent-style-name="Standard">
      <style:paragraph-properties fo:margin-left="0.4965in" fo:margin-right="0in" fo:text-indent="0in" style:auto-text-indent="false"/>
      <style:text-properties fo:font-size="11pt" fo:language="en" fo:country="none" fo:font-weight="normal" officeooo:paragraph-rsid="0015a615" style:font-size-asian="11pt" style:font-weight-asian="normal" style:font-size-complex="11pt"/>
    </style:style>
    <style:style style:name="P22" style:family="paragraph" style:parent-style-name="Standard" style:master-page-name="Standard">
      <style:paragraph-properties style:page-number="auto"/>
      <style:text-properties fo:color="#000000" fo:font-size="12pt" fo:language="en" fo:country="none" fo:font-weight="bold" style:font-size-asian="12pt" style:font-weight-asian="bold"/>
    </style:style>
    <style:style style:name="P23" style:family="paragraph" style:parent-style-name="Standard">
      <style:paragraph-properties fo:margin-left="0in" fo:margin-right="0in" fo:text-indent="0in" style:auto-text-indent="false"/>
      <style:text-properties fo:font-size="12pt" fo:language="en" fo:country="none" fo:font-style="italic" fo:font-weight="bold" officeooo:paragraph-rsid="0015a615" style:font-size-asian="12pt" style:font-style-asian="italic" style:font-weight-asian="bold" style:font-size-complex="12pt" style:font-style-complex="italic" style:font-weight-complex="bold"/>
    </style:style>
    <style:style style:name="T1" style:family="text">
      <style:text-properties fo:color="#000000" fo:font-size="11pt" fo:language="en" fo:country="none" fo:font-style="normal" fo:font-weight="bold" style:font-size-asian="11pt" style:font-style-asian="normal" style:font-weight-asian="bold"/>
    </style:style>
    <style:style style:name="T2" style:family="text">
      <style:text-properties fo:color="#000000" fo:font-size="11pt" fo:language="en" fo:country="none" fo:font-style="normal" fo:font-weight="bold" style:font-size-asian="11pt" style:font-style-asian="normal" style:font-weight-asian="bold" style:font-size-complex="11pt"/>
    </style:style>
    <style:style style:name="T3" style:family="text">
      <style:text-properties fo:color="#000000" fo:font-size="11pt" fo:language="en" fo:country="none" fo:font-style="normal" fo:font-weight="bold" officeooo:rsid="0015a615" style:font-size-asian="11pt" style:font-style-asian="normal" style:font-weight-asian="bold" style:font-size-complex="11pt"/>
    </style:style>
    <style:style style:name="T4" style:family="text">
      <style:text-properties fo:color="#000000" fo:font-size="11pt" fo:language="en" fo:country="none" fo:font-style="normal" fo:font-weight="normal" style:font-size-asian="11pt" style:font-style-asian="normal" style:font-weight-asian="normal"/>
    </style:style>
    <style:style style:name="T5" style:family="text">
      <style:text-properties fo:color="#000000" fo:font-size="11pt" fo:language="en" fo:country="none" fo:font-style="normal" fo:font-weight="normal" style:font-size-asian="11pt" style:font-style-asian="normal" style:font-weight-asian="normal" style:font-size-complex="11pt"/>
    </style:style>
    <style:style style:name="T6" style:family="text">
      <style:text-properties fo:color="#000000" fo:font-size="11pt" fo:language="en" fo:country="none" fo:font-style="normal" fo:font-weight="normal" officeooo:rsid="0015a615" style:font-size-asian="11pt" style:font-style-asian="normal" style:font-weight-asian="normal" style:font-size-complex="11pt"/>
    </style:style>
    <style:style style:name="T7" style:family="text">
      <style:text-properties fo:color="#000000" fo:font-style="normal" style:font-style-asian="normal"/>
    </style:style>
    <style:style style:name="T8" style:family="text">
      <style:text-properties fo:color="#000000" fo:font-style="normal" officeooo:rsid="0015a615" style:font-style-asian="normal"/>
    </style:style>
    <style:style style:name="T9" style:family="text">
      <style:text-properties fo:font-size="11pt" fo:font-weight="normal" style:font-size-asian="11pt" style:font-weight-asian="normal"/>
    </style:style>
    <style:style style:name="T10" style:family="text">
      <style:text-properties officeooo:rsid="0015a615"/>
    </style:style>
    <style:style style:name="T11" style:family="text">
      <style:text-properties officeooo:rsid="001762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John H. Goettsche</text:p>
      <text:p text:style-name="P3">3314 Sweetwater Drive</text:p>
      <text:p text:style-name="P3">Boise, Idaho 83716</text:p>
      <text:p text:style-name="P3">541-786-3894</text:p>
      <text:p text:style-name="Standard"><text:a xlink:type="simple" xlink:href="mailto:john.g.goettsche@gmail.com"><text:span text:style-name="Internet_20_link"><text:span text:style-name="T9">john.g.goettsche@gmail.com</text:span></text:span></text:a></text:p>
      <text:p text:style-name="P13">goet0969@vandals.uidaho.edu</text:p>
      <text:p text:style-name="P14"/>
      <text:p text:style-name="P1">Education:</text:p>
      <text:p text:style-name="P4">University of Idaho:</text:p>
      <text:p text:style-name="P7">Masters’s of Science in Computer Science, expected December 2015</text:p>
      <text:p text:style-name="P4">Eastern Oregon University:</text:p>
      <text:p text:style-name="P7">Bachelor’s of Science in Computer Science, March 2013</text:p>
      <text:p text:style-name="P4">University of Idaho:</text:p>
      <text:p text:style-name="P7">Bachelor’s of Science in Cartography, July 1993</text:p>
      <text:p text:style-name="P7">Bachelor of Fine Arts, May 1991</text:p>
      <text:p text:style-name="P7"/>
      <text:p text:style-name="P1"><text:span text:style-name="T10">Professional </text:span>Licences:</text:p>
      <text:p text:style-name="P7">Idaho Professional Land Surveyor #9584, January 2000</text:p>
      <text:p text:style-name="P7"/>
      <text:p text:style-name="P2">Managerial:</text:p>
      <text:p text:style-name="P12">Owner of Goettsche Surveying &amp; Mapping from 2001 to 2004</text:p>
      <text:p text:style-name="P12">Land Surveying Project Manager in Idaho and California 2000 to 2010</text:p>
      <text:p text:style-name="P14"/>
      <text:p text:style-name="P1">Experience:</text:p>
      <text:p text:style-name="P5">University of Idaho</text:p>
      <text:p text:style-name="P9">Directed Study Project</text:p>
      <text:p text:style-name="P17">Working on a tool to parse a grammar, create a state machine and generate a list of all possible errors that a user could create using that grammar. <text:s/>The program is being coded in Unicon.</text:p>
      <text:p text:style-name="P10"><text:span text:style-name="T10">Unicon</text:span> Project</text:p>
      <text:p text:style-name="P18">Integrating SNOBOL4 type pattern matching with Icon string scanning for the Unicon language.</text:p>
      <text:p text:style-name="Standard"><text:span text:style-name="T1">Cayuse Technologies –</text:span><text:span text:style-name="T4"> Intern</text:span></text:p>
      <text:p text:style-name="P7">Project: Company Directory</text:p>
      <text:p text:style-name="P7">Java/Tapestry Developer</text:p>
      <text:p text:style-name="P7"><text:tab/>Project: Employee Resource Data Retrieval System</text:p>
      <text:p text:style-name="P7"><text:tab/>Design and Develop employee resource data retrieval system in Java/Tapestry, <text:tab/>Implementing Hibernate to access MySQL database. <text:tab/></text:p>
      <text:p text:style-name="P7">Project Testing</text:p>
      <text:p text:style-name="P7"><text:tab/>Project: Online Employee Application Process</text:p>
      <text:p text:style-name="P19"><text:tab/>Designed and performed test plans to guarantee software quality. Analyzed test data to gave feedback to software developer about proposed fixes. Coordinated with other testers and the developer on testing progress</text:p>
      <text:p text:style-name="P6">Eastern Oregon University</text:p>
      <text:p text:style-name="P7">Capstone Project</text:p>
      <text:p text:style-name="P19">Planned/Developed an Automaton and Turing Machine Simulator, prepared project proposal, user and system requirements and wrote the program in Java with swing and awt packages for the GUI interface.</text:p>
      <text:p text:style-name="Standard"/>
      <text:p text:style-name="Standard"/>
      <text:p text:style-name="Standard"><text:soft-page-break/><text:span text:style-name="T2">Cuddy &amp; Associates </text:span><text:span text:style-name="T5">- Land Surveyor</text:span></text:p>
      <text:p text:style-name="P8">AutoLISP development</text:p>
      <text:p text:style-name="P20"><text:tab/>Designed and developed a program to automate data entry, computations and drafting for 3-line profile for road design and vertical realignment.</text:p>
      <text:p text:style-name="P16"><text:span text:style-name="T3">Goettsche Surveying &amp; Mapping</text:span><text:span text:style-name="T2"> –</text:span><text:span text:style-name="T5"> </text:span><text:span text:style-name="T6">Business Owner</text:span></text:p>
      <text:p text:style-name="P11">Managerial</text:p>
      <text:p text:style-name="P21"><text:span text:style-name="T7"><text:tab/></text:span><text:span text:style-name="T8">Responsible for all managerial, operational, and technical responsibilities of the land surveying firm.</text:span></text:p>
      <text:p text:style-name="P21"/>
      <text:p text:style-name="P23">Personal Development</text:p>
      <text:p text:style-name="P15"><text:span text:style-name="T10">Developing </text:span>a surveyor's field notebook application in Java and have developed a number of simple apps in C# and Visual Basic in the Visual Studio development package.</text:p>
      <text:p text:style-name="P15">Set up a web site using HTML, CSS, PHP and MySQL make applications available to to users and to track customers and their use of the site. </text:p>
      <text:p text:style-name="P14"/>
      <text:p text:style-name="P1">Professional Land Sureyor:</text:p>
      <text:p text:style-name="P7">Worked as a surveyor Tech and a Professional Land Surveyor from 1993 to 2010 for various companies in Idaho and California. </text:p>
      <text:p text:style-name="P14"/>
      <text:p text:style-name="P7">Was the owner of Goettsche Surveying and Mapping in Orofino and Boise, Idaho from 2001 to 2004 where I gained valuable managerial experience.</text:p>
      <text:p text:style-name="P14"/>
      <text:p text:style-name="P1">Programming Knowledge:</text:p>
      <text:p text:style-name="P7">Java, C, C++, C#, <text:s/><text:span text:style-name="T11">Python, </text:span>Lisp, AutoLISP, Unicon, HTML, CSS, PHP, JSP, Tapestry, Hibernate, MySQL, Pascal, Basic, Visual Basic, Unix, Linux, Word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roid Sans Fallback"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54" style:layout-grid-base-height="0.166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29T15:26:38.666023320</dc:date>
    <meta:editing-cycles>4</meta:editing-cycles>
    <meta:editing-duration>P23DT22H13M50S</meta:editing-duration>
    <meta:generator>LibreOffice/4.2.7.2$Linux_X86_64 LibreOffice_project/420m0$Build-2</meta:generator>
    <meta:document-statistic meta:table-count="0" meta:image-count="0" meta:object-count="0" meta:page-count="2" meta:paragraph-count="50" meta:word-count="418" meta:character-count="2860" meta:non-whitespace-character-count="2477"/>
  </office:meta>
</office:document-meta>
</file>